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4.68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2.974cm" fo:break-before="auto" style:use-optimal-row-height="false"/>
    </style:style>
    <style:style style:name="ro3" style:family="table-row">
      <style:table-row-properties style:row-height="3.184cm" fo:break-before="auto" style:use-optimal-row-height="false"/>
    </style:style>
    <style:style style:name="ro4" style:family="table-row">
      <style:table-row-properties style:row-height="3.106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3.159cm" fo:break-before="auto" style:use-optimal-row-height="false"/>
    </style:style>
    <style:style style:name="ro7" style:family="table-row">
      <style:table-row-properties style:row-height="2.947cm" fo:break-before="auto" style:use-optimal-row-height="false"/>
    </style:style>
    <style:style style:name="ro8" style:family="table-row">
      <style:table-row-properties style:row-height="3.08cm" fo:break-before="auto" style:use-optimal-row-height="false"/>
    </style:style>
    <style:style style:name="ro9" style:family="table-row">
      <style:table-row-properties style:row-height="2.921cm" fo:break-before="auto" style:use-optimal-row-height="false"/>
    </style:style>
    <style:style style:name="ro10" style:family="table-row">
      <style:table-row-properties style:row-height="3.343cm" fo:break-before="auto" style:use-optimal-row-height="false"/>
    </style:style>
    <style:style style:name="ro11" style:family="table-row">
      <style:table-row-properties style:row-height="3.395cm" fo:break-before="auto" style:use-optimal-row-height="false"/>
    </style:style>
    <style:style style:name="ro12" style:family="table-row">
      <style:table-row-properties style:row-height="2.895cm" fo:break-before="auto" style:use-optimal-row-height="false"/>
    </style:style>
    <style:style style:name="ro13" style:family="table-row">
      <style:table-row-properties style:row-height="2.817cm" fo:break-before="auto" style:use-optimal-row-height="false"/>
    </style:style>
    <style:style style:name="ro14" style:family="table-row">
      <style:table-row-properties style:row-height="3.526cm" fo:break-before="auto" style:use-optimal-row-height="false"/>
    </style:style>
    <style:style style:name="ro15" style:family="table-row">
      <style:table-row-properties style:row-height="3.738cm" fo:break-before="auto" style:use-optimal-row-height="false"/>
    </style:style>
    <style:style style:name="ro16" style:family="table-row">
      <style:table-row-properties style:row-height="3.369cm" fo:break-before="auto" style:use-optimal-row-height="false"/>
    </style:style>
    <style:style style:name="ro17" style:family="table-row">
      <style:table-row-properties style:row-height="3.263cm" fo:break-before="auto" style:use-optimal-row-height="false"/>
    </style:style>
    <style:style style:name="ro18" style:family="table-row">
      <style:table-row-properties style:row-height="3cm" fo:break-before="auto" style:use-optimal-row-height="false"/>
    </style:style>
    <style:style style:name="ro19" style:family="table-row">
      <style:table-row-properties style:row-height="2.79cm" fo:break-before="auto" style:use-optimal-row-height="false"/>
    </style:style>
    <style:style style:name="ro20" style:family="table-row">
      <style:table-row-properties style:row-height="3.027cm" fo:break-before="auto" style:use-optimal-row-height="false"/>
    </style:style>
    <style:style style:name="ro21" style:family="table-row">
      <style:table-row-properties style:row-height="3.422cm" fo:break-before="auto" style:use-optimal-row-height="false"/>
    </style:style>
    <style:style style:name="ro22" style:family="table-row">
      <style:table-row-properties style:row-height="3.053cm" fo:break-before="auto" style:use-optimal-row-height="false"/>
    </style:style>
    <style:style style:name="ro23" style:family="table-row">
      <style:table-row-properties style:row-height="3.21cm" fo:break-before="auto" style:use-optimal-row-height="false"/>
    </style:style>
    <style:style style:name="ro24" style:family="table-row">
      <style:table-row-properties style:row-height="3.475cm" fo:break-before="auto" style:use-optimal-row-height="false"/>
    </style:style>
    <style:style style:name="ro25" style:family="table-row">
      <style:table-row-properties style:row-height="3.87cm" fo:break-before="auto" style:use-optimal-row-height="false"/>
    </style:style>
    <style:style style:name="ro26" style:family="table-row">
      <style:table-row-properties style:row-height="2.817cm" fo:break-before="auto" style:use-optimal-row-height="true"/>
    </style:style>
    <style:style style:name="ro27" style:family="table-row">
      <style:table-row-properties style:row-height="3.974cm" fo:break-before="auto" style:use-optimal-row-height="false"/>
    </style:style>
    <style:style style:name="ro28" style:family="table-row">
      <style:table-row-properties style:row-height="3.579cm" fo:break-before="auto" style:use-optimal-row-height="false"/>
    </style:style>
    <style:style style:name="ro29" style:family="table-row">
      <style:table-row-properties style:row-height="3.277cm" fo:break-before="auto" style:use-optimal-row-height="false"/>
    </style:style>
    <style:style style:name="ro30" style:family="table-row">
      <style:table-row-properties style:row-height="2.942cm" fo:break-before="auto" style:use-optimal-row-height="false"/>
    </style:style>
    <style:style style:name="ro31" style:family="table-row">
      <style:table-row-properties style:row-height="2.992cm" fo:break-before="auto" style:use-optimal-row-height="false"/>
    </style:style>
    <style:style style:name="ro32" style:family="table-row">
      <style:table-row-properties style:row-height="3.565cm" fo:break-before="auto" style:use-optimal-row-height="false"/>
    </style:style>
    <style:style style:name="ro33" style:family="table-row">
      <style:table-row-properties style:row-height="4.212cm" fo:break-before="auto" style:use-optimal-row-height="false"/>
    </style:style>
    <style:style style:name="ro34" style:family="table-row">
      <style:table-row-properties style:row-height="4.713cm" fo:break-before="auto" style:use-optimal-row-height="false"/>
    </style:style>
    <style:style style:name="ro35" style:family="table-row">
      <style:table-row-properties style:row-height="3.445cm" fo:break-before="auto" style:use-optimal-row-height="false"/>
    </style:style>
    <style:style style:name="ro36" style:family="table-row">
      <style:table-row-properties style:row-height="3.66cm" fo:break-before="auto" style:use-optimal-row-height="false"/>
    </style:style>
    <style:style style:name="ro37" style:family="table-row">
      <style:table-row-properties style:row-height="3.685cm" fo:break-before="auto" style:use-optimal-row-height="false"/>
    </style:style>
    <style:style style:name="ro38" style:family="table-row">
      <style:table-row-properties style:row-height="3.087cm" fo:break-before="auto" style:use-optimal-row-height="false"/>
    </style:style>
    <style:style style:name="ro39" style:family="table-row">
      <style:table-row-properties style:row-height="2.824cm" fo:break-before="auto" style:use-optimal-row-height="false"/>
    </style:style>
    <style:style style:name="ro40" style:family="table-row">
      <style:table-row-properties style:row-height="2.872cm" fo:break-before="auto" style:use-optimal-row-height="false"/>
    </style:style>
    <style:style style:name="ro41" style:family="table-row">
      <style:table-row-properties style:row-height="2.656cm" fo:break-before="auto" style:use-optimal-row-height="false"/>
    </style:style>
    <style:style style:name="ro42" style:family="table-row">
      <style:table-row-properties style:row-height="3.014cm" fo:break-before="auto" style:use-optimal-row-height="false"/>
    </style:style>
    <style:style style:name="ro43" style:family="table-row">
      <style:table-row-properties style:row-height="2.489cm" fo:break-before="auto" style:use-optimal-row-height="false"/>
    </style:style>
    <style:style style:name="ro44" style:family="table-row">
      <style:table-row-properties style:row-height="2.967cm" fo:break-before="auto" style:use-optimal-row-height="false"/>
    </style:style>
    <style:style style:name="ro45" style:family="table-row">
      <style:table-row-properties style:row-height="3.062cm" fo:break-before="auto" style:use-optimal-row-height="false"/>
    </style:style>
    <style:style style:name="ro46" style:family="table-row">
      <style:table-row-properties style:row-height="3.757cm" fo:break-before="auto" style:use-optimal-row-height="false"/>
    </style:style>
    <style:style style:name="ro47" style:family="table-row">
      <style:table-row-properties style:row-height="3.207cm" fo:break-before="auto" style:use-optimal-row-height="false"/>
    </style:style>
    <style:style style:name="ro48" style:family="table-row">
      <style:table-row-properties style:row-height="3.182cm" fo:break-before="auto" style:use-optimal-row-height="false"/>
    </style:style>
    <style:style style:name="ro49" style:family="table-row">
      <style:table-row-properties style:row-height="3.254cm" fo:break-before="auto" style:use-optimal-row-height="false"/>
    </style:style>
    <style:style style:name="ro50" style:family="table-row">
      <style:table-row-properties style:row-height="2.775cm" fo:break-before="auto" style:use-optimal-row-height="false"/>
    </style:style>
    <style:style style:name="ro51" style:family="table-row">
      <style:table-row-properties style:row-height="3.23cm" fo:break-before="auto" style:use-optimal-row-height="false"/>
    </style:style>
    <style:style style:name="ro52" style:family="table-row">
      <style:table-row-properties style:row-height="3.59cm" fo:break-before="auto" style:use-optimal-row-height="false"/>
    </style:style>
    <style:style style:name="ro53" style:family="table-row">
      <style:table-row-properties style:row-height="2.919cm" fo:break-before="auto" style:use-optimal-row-height="false"/>
    </style:style>
    <style:style style:name="ro54" style:family="table-row">
      <style:table-row-properties style:row-height="3.11cm" fo:break-before="auto" style:use-optimal-row-height="false"/>
    </style:style>
    <style:style style:name="ro55" style:family="table-row">
      <style:table-row-properties style:row-height="3.47cm" fo:break-before="auto" style:use-optimal-row-height="false"/>
    </style:style>
    <style:style style:name="ro56" style:family="table-row">
      <style:table-row-properties style:row-height="4.092cm" fo:break-before="auto" style:use-optimal-row-height="false"/>
    </style:style>
    <style:style style:name="ro57" style:family="table-row">
      <style:table-row-properties style:row-height="4.235cm" fo:break-before="auto" style:use-optimal-row-height="false"/>
    </style:style>
    <style:style style:name="ro58" style:family="table-row">
      <style:table-row-properties style:row-height="4.57cm" fo:break-before="auto" style:use-optimal-row-height="false"/>
    </style:style>
    <style:style style:name="ro59" style:family="table-row">
      <style:table-row-properties style:row-height="3.302cm" fo:break-before="auto" style:use-optimal-row-height="false"/>
    </style:style>
    <style:style style:name="ro60" style:family="table-row">
      <style:table-row-properties style:row-height="3.925cm" fo:break-before="auto" style:use-optimal-row-height="false"/>
    </style:style>
    <style:style style:name="ro61" style:family="table-row">
      <style:table-row-properties style:row-height="3.542cm" fo:break-before="auto" style:use-optimal-row-height="false"/>
    </style:style>
    <style:style style:name="ro62" style:family="table-row">
      <style:table-row-properties style:row-height="3.732cm" fo:break-before="auto" style:use-optimal-row-height="false"/>
    </style:style>
    <style:style style:name="ro63" style:family="table-row">
      <style:table-row-properties style:row-height="3.35cm" fo:break-before="auto" style:use-optimal-row-height="false"/>
    </style:style>
    <style:style style:name="ro64" style:family="table-row">
      <style:table-row-properties style:row-height="3.877cm" fo:break-before="auto" style:use-optimal-row-height="false"/>
    </style:style>
    <style:style style:name="ro65" style:family="table-row">
      <style:table-row-properties style:row-height="4.523cm" fo:break-before="auto" style:use-optimal-row-height="false"/>
    </style:style>
    <style:style style:name="ro66" style:family="table-row">
      <style:table-row-properties style:row-height="4.163cm" fo:break-before="auto" style:use-optimal-row-height="false"/>
    </style:style>
    <style:style style:name="ro67" style:family="table-row">
      <style:table-row-properties style:row-height="3.612cm" fo:break-before="auto" style:use-optimal-row-height="false"/>
    </style:style>
    <style:style style:name="ro68" style:family="table-row">
      <style:table-row-properties style:row-height="5.048cm" fo:break-before="auto" style:use-optimal-row-height="false"/>
    </style:style>
    <style:style style:name="ro69" style:family="table-row">
      <style:table-row-properties style:row-height="5.336cm" fo:break-before="auto" style:use-optimal-row-height="false"/>
    </style:style>
    <style:style style:name="ro70" style:family="table-row">
      <style:table-row-properties style:row-height="4.643cm" fo:break-before="auto" style:use-optimal-row-height="false"/>
    </style:style>
    <style:style style:name="ro71" style:family="table-row">
      <style:table-row-properties style:row-height="5.456cm" fo:break-before="auto" style:use-optimal-row-height="false"/>
    </style:style>
    <style:style style:name="ro72" style:family="table-row">
      <style:table-row-properties style:row-height="3.637cm" fo:break-before="auto" style:use-optimal-row-height="false"/>
    </style:style>
    <style:style style:name="ro73" style:family="table-row">
      <style:table-row-properties style:row-height="3.517cm" fo:break-before="auto" style:use-optimal-row-height="false"/>
    </style:style>
    <style:style style:name="ro74" style:family="table-row">
      <style:table-row-properties style:row-height="3.709cm" fo:break-before="auto" style:use-optimal-row-height="false"/>
    </style:style>
    <style:style style:name="ro75" style:family="table-row">
      <style:table-row-properties style:row-height="3.397cm" fo:break-before="auto" style:use-optimal-row-height="false"/>
    </style:style>
    <style:style style:name="ro76" style:family="table-row">
      <style:table-row-properties style:row-height="4.38cm" fo:break-before="auto" style:use-optimal-row-height="false"/>
    </style:style>
    <style:style style:name="ro77" style:family="table-row">
      <style:table-row-properties style:row-height="4.547cm" fo:break-before="auto" style:use-optimal-row-height="false"/>
    </style:style>
    <style:style style:name="ro78" style:family="table-row">
      <style:table-row-properties style:row-height="4.953cm" fo:break-before="auto" style:use-optimal-row-height="false"/>
    </style:style>
    <style:style style:name="ro79" style:family="table-row">
      <style:table-row-properties style:row-height="3.995cm" fo:break-before="auto" style:use-optimal-row-height="false"/>
    </style:style>
    <style:style style:name="ro80" style:family="table-row">
      <style:table-row-properties style:row-height="2.727cm" fo:break-before="auto" style:use-optimal-row-height="false"/>
    </style:style>
    <style:style style:name="ro81" style:family="table-row">
      <style:table-row-properties style:row-height="4.02cm" fo:break-before="auto" style:use-optimal-row-height="false"/>
    </style:style>
    <style:style style:name="ro82" style:family="table-row">
      <style:table-row-properties style:row-height="2.704cm" fo:break-before="auto" style:use-optimal-row-height="false"/>
    </style:style>
    <style:style style:name="ro83" style:family="table-row">
      <style:table-row-properties style:row-height="2.679cm" fo:break-before="auto" style:use-optimal-row-height="false"/>
    </style:style>
    <style:style style:name="ro84" style:family="table-row">
      <style:table-row-properties style:row-height="2.154cm" fo:break-before="auto" style:use-optimal-row-height="false"/>
    </style:style>
    <style:style style:name="ro85" style:family="table-row">
      <style:table-row-properties style:row-height="2.536cm" fo:break-before="auto" style:use-optimal-row-height="false"/>
    </style:style>
    <style:style style:name="ro8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729fcf"/>
      <style:text-properties fo:color="#000000"/>
    </style:style>
    <style:style style:name="ce6" style:family="table-cell" style:parent-style-name="Default">
      <style:table-cell-properties fo:background-color="#780373"/>
    </style:style>
    <style:style style:name="ce7" style:family="table-cell" style:parent-style-name="Default">
      <style:table-cell-properties fo:background-color="#ff6d6d"/>
    </style:style>
    <style:style style:name="ce8" style:family="table-cell" style:parent-style-name="Default">
      <style:table-cell-properties fo:background-color="#55308d"/>
    </style:style>
    <style:style style:name="ce9" style:family="table-cell" style:parent-style-name="Default">
      <style:table-cell-properties fo:background-color="#28471f"/>
    </style:style>
    <style:style style:name="ce18" style:family="table-cell" style:parent-style-name="Default">
      <style:table-cell-properties fo:background-color="#472702"/>
    </style:style>
    <style:style style:name="ce19" style:family="table-cell" style:parent-style-name="Default">
      <style:table-cell-properties fo:background-color="#813709"/>
    </style:style>
    <style:style style:name="ce20" style:family="table-cell" style:parent-style-name="Default">
      <style:table-cell-properties fo:background-color="#784b04"/>
    </style:style>
    <style:style style:name="ce21" style:family="table-cell" style:parent-style-name="Default">
      <style:table-cell-properties fo:background-color="#b85c00"/>
    </style:style>
    <style:style style:name="ce22" style:family="table-cell" style:parent-style-name="Default">
      <style:table-cell-properties fo:background-color="#e8a20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po de Pasiv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Créditos a @Neklioz en twitter</text:p>
          </table:table-cell>
          <table:table-cell office:value-type="string" calcext:value-type="string">
            <text:p>Color de referencia equipos </text:p>
          </table:table-cell>
        </table:table-row>
        <table:table-row table:style-name="ro2">
          <table:table-cell office:value-type="string" calcext:value-type="string">
            <text:p>Personalizada 1</text:p>
          </table:table-cell>
          <table:table-cell office:value-type="string" calcext:value-type="string">
            <text:p>AT tiro +1% jugadores </text:p>
            <text:p>Mismo elemento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3">
          <table:table-cell office:value-type="string" calcext:value-type="string">
            <text:p>Personalizada 2</text:p>
          </table:table-cell>
          <table:table-cell office:value-type="string" calcext:value-type="string">
            <text:p>Foco +1% jugadores</text:p>
            <text:p>Mismo elemento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4">
          <table:table-cell office:value-type="string" calcext:value-type="string">
            <text:p>Personalizada 3</text:p>
          </table:table-cell>
          <table:table-cell office:value-type="string" calcext:value-type="string">
            <text:p>Disputa +1,5%</text:p>
            <text:p> Jugadores</text:p>
            <text:p>Mismo elemento</text:p>
          </table:table-cell>
          <table:table-cell office:value-type="string" calcext:value-type="string">
            <text:p>Royal Academy</text:p>
            <text:p>Neo Japón</text:p>
            <text:p>Jóvenes Inazuma</text:p>
            <text:p>Zoolan Team</text:p>
            <text:p>Ogre</text:p>
            <text:p>Mar de Luna</text:p>
            <text:p>Caballeros tabla redond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5">
          <table:table-cell office:value-type="string" calcext:value-type="string">
            <text:p>Personalizada 4</text:p>
          </table:table-cell>
          <table:table-cell office:value-type="string" calcext:value-type="string">
            <text:p>DF muro +1% jugadores</text:p>
            <text:p>Mismo elemento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6">
          <table:table-cell office:value-type="string" calcext:value-type="string">
            <text:p>Personalizada 5</text:p>
          </table:table-cell>
          <table:table-cell office:value-type="string" calcext:value-type="string">
            <text:p>Tiro 1% jugadores </text:p>
            <text:p>Distinto elemento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7">
          <table:table-cell office:value-type="string" calcext:value-type="string">
            <text:p>Personalizada 6</text:p>
          </table:table-cell>
          <table:table-cell office:value-type="string" calcext:value-type="string">
            <text:p>Foco +1% jugadores</text:p>
            <text:p>Distinto elemento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8">
          <table:table-cell office:value-type="string" calcext:value-type="string">
            <text:p>Personalizada 7</text:p>
          </table:table-cell>
          <table:table-cell office:value-type="string" calcext:value-type="string">
            <text:p>Disputa +1,5%</text:p>
            <text:p>Jugadores distintos</text:p>
            <text:p>Elementos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9">
          <table:table-cell office:value-type="string" calcext:value-type="string">
            <text:p>Personalizada 8</text:p>
          </table:table-cell>
          <table:table-cell office:value-type="string" calcext:value-type="string">
            <text:p>DF Muro +1% jugadores</text:p>
            <text:p>Distinto elemento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10">
          <table:table-cell office:value-type="string" calcext:value-type="string">
            <text:p>Personalizada 9</text:p>
          </table:table-cell>
          <table:table-cell office:value-type="string" calcext:value-type="string">
            <text:p>AT tiro +1% jugadores</text:p>
            <text:p>Misma posición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6">
          <table:table-cell office:value-type="string" calcext:value-type="string">
            <text:p>Personalizada 10</text:p>
          </table:table-cell>
          <table:table-cell office:value-type="string" calcext:value-type="string">
            <text:p>AT y DF foco 1% </text:p>
            <text:p>Jugadores misma</text:p>
            <text:p>Posición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1">
          <table:table-cell office:value-type="string" calcext:value-type="string">
            <text:p>Personalizada 11</text:p>
          </table:table-cell>
          <table:table-cell office:value-type="string" calcext:value-type="string">
            <text:p>AT y DF disputa</text:p>
            <text:p>+1,5% jugadores</text:p>
            <text:p>Misma posición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9">
          <table:table-cell office:value-type="string" calcext:value-type="string">
            <text:p>Personalizada 12</text:p>
          </table:table-cell>
          <table:table-cell office:value-type="string" calcext:value-type="string">
            <text:p>AT y DF foco 1%</text:p>
            <text:p>Jugadores posiciones</text:p>
            <text:p>Diferente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4">
          <table:table-cell office:value-type="string" calcext:value-type="string">
            <text:p>Personalizada 13</text:p>
          </table:table-cell>
          <table:table-cell office:value-type="string" calcext:value-type="string">
            <text:p>AT y DF disputa </text:p>
            <text:p>+1,5% jugadores</text:p>
            <text:p>Posiciones diferente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2">
          <table:table-cell office:value-type="string" calcext:value-type="string">
            <text:p>Personalizada 14</text:p>
          </table:table-cell>
          <table:table-cell office:value-type="string" calcext:value-type="string">
            <text:p>DF muro +1%</text:p>
            <text:p>Jugadores posiciones</text:p>
            <text:p>Diferente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3">
          <table:table-cell office:value-type="string" calcext:value-type="string">
            <text:p>Personalizada 15</text:p>
          </table:table-cell>
          <table:table-cell office:value-type="string" calcext:value-type="string">
            <text:p>Tiro +1,5% </text:p>
            <text:p>Jugadores cercano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4">
          <table:table-cell office:value-type="string" calcext:value-type="string">
            <text:p>Personalizada 16</text:p>
          </table:table-cell>
          <table:table-cell office:value-type="string" calcext:value-type="string">
            <text:p>AT y DF foco </text:p>
            <text:p>+1,5% jugadores</text:p>
            <text:p>Cercano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5">
          <table:table-cell office:value-type="string" calcext:value-type="string">
            <text:p>Personalizada 17</text:p>
          </table:table-cell>
          <table:table-cell office:value-type="string" calcext:value-type="string">
            <text:p>AT y DF disputa +1,5%</text:p>
            <text:p>Jugadores cercano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6">
          <table:table-cell office:value-type="string" calcext:value-type="string">
            <text:p>Personalizada 18</text:p>
          </table:table-cell>
          <table:table-cell office:value-type="string" calcext:value-type="string">
            <text:p>DF Muro +1,5%</text:p>
            <text:p>Jugadores cercanos</text:p>
          </table:table-cell>
          <table:table-cell office:value-type="string" calcext:value-type="string">
            <text:p>Wild</text:p>
            <text:p>Prominence</text:p>
            <text:p>Equipo D</text:p>
            <text:p>Luz eterna</text:p>
            <text:p>Protocolo omega 2.0</text:p>
            <text:p>Gihl</text:p>
            <text:p>Zanark outrider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1"/>
        </table:table-row>
        <table:table-row table:style-name="ro17">
          <table:table-cell office:value-type="string" calcext:value-type="string">
            <text:p>Personalizada 19</text:p>
          </table:table-cell>
          <table:table-cell office:value-type="string" calcext:value-type="string">
            <text:p>Cuando jugador </text:p>
            <text:p>Del mismo elemento</text:p>
            <text:p>Está cerca tiro +1,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18">
          <table:table-cell office:value-type="string" calcext:value-type="string">
            <text:p>Personalizada 20</text:p>
          </table:table-cell>
          <table:table-cell office:value-type="string" calcext:value-type="string">
            <text:p>Cuando jugador </text:p>
            <text:p>Del mismo elemento</text:p>
            <text:p>Está cerca </text:p>
            <text:p>Foco propio +1,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19">
          <table:table-cell office:value-type="string" calcext:value-type="string">
            <text:p>Personalizada 21</text:p>
          </table:table-cell>
          <table:table-cell office:value-type="string" calcext:value-type="string">
            <text:p>Cuando jugador del </text:p>
            <text:p>Mismo elemento está</text:p>
            <text:p>Cerca disputa propia</text:p>
            <text:p> +2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20">
          <table:table-cell office:value-type="string" calcext:value-type="string">
            <text:p>Personalizada 22</text:p>
          </table:table-cell>
          <table:table-cell office:value-type="string" calcext:value-type="string">
            <text:p>Cuando jugador del </text:p>
            <text:p>Mismo elemento está</text:p>
            <text:p>Cerca  DF propia muro </text:p>
            <text:p>+1.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18">
          <table:table-cell office:value-type="string" calcext:value-type="string">
            <text:p>Personalizada 23</text:p>
          </table:table-cell>
          <table:table-cell office:value-type="string" calcext:value-type="string">
            <text:p>Cuando jugador de </text:p>
            <text:p>Otro elemento está</text:p>
            <text:p>Cerca Tiro propio </text:p>
            <text:p>+1,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18">
          <table:table-cell office:value-type="string" calcext:value-type="string">
            <text:p>Personalizada 24</text:p>
          </table:table-cell>
          <table:table-cell office:value-type="string" calcext:value-type="string">
            <text:p>Cuando jugador de </text:p>
            <text:p>Otro elemento está</text:p>
            <text:p>Cerca foco propio </text:p>
            <text:p>+1,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11">
          <table:table-cell office:value-type="string" calcext:value-type="string">
            <text:p>Personalizada 25</text:p>
          </table:table-cell>
          <table:table-cell office:value-type="string" calcext:value-type="string">
            <text:p>Cuando jugador de </text:p>
            <text:p>Otro elemento está </text:p>
            <text:p>Cerca DF propia muro</text:p>
            <text:p>+1,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7">
          <table:table-cell office:value-type="string" calcext:value-type="string">
            <text:p>Personalizada 26</text:p>
          </table:table-cell>
          <table:table-cell office:value-type="string" calcext:value-type="string">
            <text:p>AT y DF foco propio </text:p>
            <text:p>+1,5% en campo </text:p>
            <text:p>Propio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0">
          <table:table-cell office:value-type="string" calcext:value-type="string">
            <text:p>Personalizada 27</text:p>
          </table:table-cell>
          <table:table-cell office:value-type="string" calcext:value-type="string">
            <text:p>AT y DF disputa propio</text:p>
            <text:p>+2% en campo propio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6">
          <table:table-cell office:value-type="string" calcext:value-type="string">
            <text:p>Personalizada 28</text:p>
          </table:table-cell>
          <table:table-cell office:value-type="string" calcext:value-type="string">
            <text:p>AT y DF foco equipo</text:p>
            <text:p>En campo propio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1">
          <table:table-cell office:value-type="string" calcext:value-type="string">
            <text:p>Personalizada 29</text:p>
          </table:table-cell>
          <table:table-cell office:value-type="string" calcext:value-type="string">
            <text:p>AT tiro propio +1,5%</text:p>
            <text:p>En campo rival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2">
          <table:table-cell office:value-type="string" calcext:value-type="string">
            <text:p>Personalizada 30</text:p>
          </table:table-cell>
          <table:table-cell office:value-type="string" calcext:value-type="string">
            <text:p>AT y DF foco propio</text:p>
            <text:p>+1,5% en campo rival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3">
          <table:table-cell office:value-type="string" calcext:value-type="string">
            <text:p>Personalizada 31</text:p>
          </table:table-cell>
          <table:table-cell office:value-type="string" calcext:value-type="string">
            <text:p>AT Y DF disputa propio</text:p>
            <text:p>+2% en campo rival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4">
          <table:table-cell office:value-type="string" calcext:value-type="string">
            <text:p>Personalizada 32</text:p>
          </table:table-cell>
          <table:table-cell office:value-type="string" calcext:value-type="string">
            <text:p>AT y DF foco equipo </text:p>
            <text:p>+0,5% en campo rival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4">
          <table:table-cell office:value-type="string" calcext:value-type="string">
            <text:p>Personalizada 33</text:p>
          </table:table-cell>
          <table:table-cell office:value-type="string" calcext:value-type="string">
            <text:p>AT y DF foco propio</text:p>
            <text:p>+1,5% fuera de área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2">
          <table:table-cell office:value-type="string" calcext:value-type="string">
            <text:p>Personalizada 34</text:p>
          </table:table-cell>
          <table:table-cell office:value-type="string" calcext:value-type="string">
            <text:p>AT y DF disputa propio</text:p>
            <text:p>+2% fuera del área</text:p>
          </table:table-cell>
          <table:table-cell office:value-type="string" calcext:value-type="string">
            <text:p>Royal Academy</text:p>
            <text:p>Farm</text:p>
            <text:p>Triple C</text:p>
            <text:p>Dark team</text:p>
            <text:p>Monte Olimpo</text:p>
            <text:p>Ultramegahiedra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3"/>
        </table:table-row>
        <table:table-row table:style-name="ro25">
          <table:table-cell office:value-type="string" calcext:value-type="string">
            <text:p>Personalizada 35</text:p>
          </table:table-cell>
          <table:table-cell office:value-type="string" calcext:value-type="string">
            <text:p>Foco equipo +0,5%</text:p>
            <text:p>Fuera del área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26">
          <table:table-cell office:value-type="string" calcext:value-type="string">
            <text:p>Personalizada 36</text:p>
          </table:table-cell>
          <table:table-cell office:value-type="string" calcext:value-type="string">
            <text:p>Obtención objetos </text:p>
            <text:p>Comunes equipo +10%</text:p>
          </table:table-cell>
          <table:table-cell office:value-type="string" calcext:value-type="string">
            <text:p><text:span text:style-name="T1">Royal Academy</text:span></text:p>
            <text:p><text:span text:style-name="T1">Neo Japón</text:span></text:p>
            <text:p><text:span text:style-name="T1">Jóvenes Inazuma</text:span></text:p>
            <text:p><text:span text:style-name="T1">Zoolan Team</text:span></text:p>
            <text:p><text:span text:style-name="T1">Ogre</text:span></text:p>
            <text:p><text:span text:style-name="T1">Mar de Luna</text:span></text:p>
            <text:p><text:span text:style-name="T1">Caballeros tabla redonda</text:span>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"/>
        </table:table-row>
        <table:table-row table:style-name="ro27">
          <table:table-cell office:value-type="string" calcext:value-type="string">
            <text:p>Personalizada 37</text:p>
          </table:table-cell>
          <table:table-cell office:value-type="string" calcext:value-type="string">
            <text:p>Obtención objetis</text:p>
            <text:p>Raros equipo +5%</text:p>
          </table:table-cell>
          <table:table-cell office:value-type="string" calcext:value-type="string">
            <text:p>Caos</text:p>
            <text:p>Claustro sagrado</text:p>
            <text:p>España</text:p>
            <text:p>Empollones</text:p>
            <text:p>Espejismo</text:p>
            <text:p>Protocolo omega 3.0</text:p>
            <text:p>Royal academy 2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2"/>
        </table:table-row>
        <table:table-row table:style-name="ro28">
          <table:table-cell office:value-type="string" calcext:value-type="string">
            <text:p>Gerente 1</text:p>
          </table:table-cell>
          <table:table-cell office:value-type="string" calcext:value-type="string">
            <text:p>AT tiro +0,5% jugadores</text:p>
            <text:p>Mismo 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3">
          <table:table-cell office:value-type="string" calcext:value-type="string">
            <text:p>Gerente 2</text:p>
          </table:table-cell>
          <table:table-cell office:value-type="string" calcext:value-type="string">
            <text:p>Foco +0,5% </text:p>
            <text:p>Jugadores mismo</text:p>
            <text:p>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18">
          <table:table-cell office:value-type="string" calcext:value-type="string">
            <text:p>Gerente 3</text:p>
          </table:table-cell>
          <table:table-cell office:value-type="string" calcext:value-type="string">
            <text:p>AT y DF disputa +0,1%</text:p>
            <text:p>Jugadores mismo </text:p>
            <text:p>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16">
          <table:table-cell office:value-type="string" calcext:value-type="string">
            <text:p>Gerente 4</text:p>
          </table:table-cell>
          <table:table-cell office:value-type="string" calcext:value-type="string">
            <text:p>DF muro +0,5%</text:p>
            <text:p>Jugadores mismo </text:p>
            <text:p>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5">
          <table:table-cell office:value-type="string" calcext:value-type="string">
            <text:p>Gerente 5</text:p>
          </table:table-cell>
          <table:table-cell office:value-type="string" calcext:value-type="string">
            <text:p>AT tiro +0,5% jugadores</text:p>
            <text:p>Distinto 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29">
          <table:table-cell office:value-type="string" calcext:value-type="string">
            <text:p>Gerente 6</text:p>
          </table:table-cell>
          <table:table-cell office:value-type="string" calcext:value-type="string">
            <text:p>Foco +0,5% jugadores</text:p>
            <text:p>Distinto 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30">
          <table:table-cell office:value-type="string" calcext:value-type="string">
            <text:p>Gerente 7</text:p>
          </table:table-cell>
          <table:table-cell office:value-type="string" calcext:value-type="string">
            <text:p>Disputa +0,9% </text:p>
            <text:p>Jugadores </text:p>
            <text:p>Distinto 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31">
          <table:table-cell office:value-type="string" calcext:value-type="string">
            <text:p>Gerente 8</text:p>
          </table:table-cell>
          <table:table-cell office:value-type="string" calcext:value-type="string">
            <text:p>DF muro +0,1% </text:p>
            <text:p>Jugadores distinto</text:p>
            <text:p>Elemento</text:p>
          </table:table-cell>
          <table:table-cell office:value-type="string" calcext:value-type="string">
            <text:p>Inazuma kids</text:p>
            <text:p>Génesis</text:p>
            <text:p>Alpino</text:p>
            <text:p>Ángel Oscuro</text:p>
            <text:p>Ciervo blanco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4"/>
        </table:table-row>
        <table:table-row table:style-name="ro32">
          <table:table-cell office:value-type="string" calcext:value-type="string">
            <text:p>Gerente 9</text:p>
          </table:table-cell>
          <table:table-cell office:value-type="string" calcext:value-type="string">
            <text:p>AT y DF foco equipo </text:p>
            <text:p>+0,1% en campo propio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6">
          <table:table-cell office:value-type="string" calcext:value-type="string">
            <text:p>Gerente 10</text:p>
          </table:table-cell>
          <table:table-cell office:value-type="string" calcext:value-type="string">
            <text:p>AT y DF foco equipo</text:p>
            <text:p>+0,1% en campo rival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2">
          <table:table-cell office:value-type="string" calcext:value-type="string">
            <text:p>Gerente 11</text:p>
          </table:table-cell>
          <table:table-cell office:value-type="string" calcext:value-type="string">
            <text:p>AT y DF foco equipo</text:p>
            <text:p>Fuera del área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3">
          <table:table-cell office:value-type="string" calcext:value-type="string">
            <text:p>Gerente 12</text:p>
          </table:table-cell>
          <table:table-cell office:value-type="string" calcext:value-type="string">
            <text:p>Al cambiar, AT jugador</text:p>
            <text:p>Que entra +2% por </text:p>
            <text:p>15 segundos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4">
          <table:table-cell office:value-type="string" calcext:value-type="string">
            <text:p>Gerente 13</text:p>
          </table:table-cell>
          <table:table-cell office:value-type="string" calcext:value-type="string">
            <text:p>Al cambiar, DF jugador</text:p>
            <text:p>Que entra +2% </text:p>
            <text:p>Por 15 segundos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5">
          <table:table-cell office:value-type="string" calcext:value-type="string">
            <text:p>Gerente 14</text:p>
          </table:table-cell>
          <table:table-cell office:value-type="string" calcext:value-type="string">
            <text:p>Tiempo de recarga</text:p>
            <text:p>De tácticas especiales</text:p>
            <text:p>Propias -0,5%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6">
          <table:table-cell office:value-type="string" calcext:value-type="string">
            <text:p>Gerente 15</text:p>
          </table:table-cell>
          <table:table-cell office:value-type="string" calcext:value-type="string">
            <text:p>Durante primera mitad</text:p>
            <text:p>AT equipo +0,5%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7">
          <table:table-cell office:value-type="string" calcext:value-type="string">
            <text:p>Gerente 16</text:p>
          </table:table-cell>
          <table:table-cell office:value-type="string" calcext:value-type="string">
            <text:p>Durante segunda mitad</text:p>
            <text:p>DF equipo +0,5%</text:p>
          </table:table-cell>
          <table:table-cell office:value-type="string" calcext:value-type="string">
            <text:p>Brain</text:p>
            <text:p>Big waves</text:p>
            <text:p>Pequeños gigantes</text:p>
            <text:p>Oscuridad ancestral</text:p>
            <text:p>Ejército de terraco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6"/>
        </table:table-row>
        <table:table-row table:style-name="ro38">
          <table:table-cell office:value-type="string" calcext:value-type="string">
            <text:p>Gerente 17(brecha)</text:p>
          </table:table-cell>
          <table:table-cell office:value-type="string" calcext:value-type="string">
            <text:p>Tasa de brecha equipo</text:p>
            <text:p>+0,5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39">
          <table:table-cell office:value-type="string" calcext:value-type="string">
            <text:p>Gerente 18(brecha)</text:p>
          </table:table-cell>
          <table:table-cell office:value-type="string" calcext:value-type="string">
            <text:p>Cuando marcador </text:p>
            <text:p>Igual o perdiendo</text:p>
            <text:p>Tasa de brecha +0,5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0">
          <table:table-cell office:value-type="string" calcext:value-type="string">
            <text:p>Gerente 19(brecha)</text:p>
          </table:table-cell>
          <table:table-cell office:value-type="string" calcext:value-type="string">
            <text:p>Cuando la tasa de </text:p>
            <text:p>Brecha es 15% o más</text:p>
            <text:p>Penetración de muro</text:p>
            <text:p>De equipo +1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1">
          <table:table-cell office:value-type="string" calcext:value-type="string">
            <text:p>Gerente 20(brecha)</text:p>
          </table:table-cell>
          <table:table-cell office:value-type="string" calcext:value-type="string">
            <text:p>Coste de tensión de </text:p>
            <text:p>Brecha -1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2">
          <table:table-cell office:value-type="string" calcext:value-type="string">
            <text:p>Gerente 21(tensión)</text:p>
          </table:table-cell>
          <table:table-cell office:value-type="string" calcext:value-type="string">
            <text:p>Al ganar foco/disputa</text:p>
            <text:p>Tensión +1,5%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43">
          <table:table-cell office:value-type="string" calcext:value-type="string">
            <text:p>Gerente 22(tensión)</text:p>
          </table:table-cell>
          <table:table-cell office:value-type="string" calcext:value-type="string">
            <text:p>Cuando tensión </text:p>
            <text:p>Es 50% o más, </text:p>
            <text:p>AT y DF equipo +0,5%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6">
          <table:table-cell office:value-type="string" calcext:value-type="string">
            <text:p>Gerente 23(tensión)</text:p>
          </table:table-cell>
          <table:table-cell office:value-type="string" calcext:value-type="string">
            <text:p>Cuando tensión al </text:p>
            <text:p>100% tiro equipo</text:p>
            <text:p>+1,5%</text:p>
            <text:p/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44">
          <table:table-cell office:value-type="string" calcext:value-type="string">
            <text:p>Gerente 24(contra)</text:p>
          </table:table-cell>
          <table:table-cell office:value-type="string" calcext:value-type="string">
            <text:p>Al recuperar el balón</text:p>
            <text:p>Salvo parada tiro </text:p>
            <text:p>Equipo +1% por 15 </text:p>
            <text:p>Segundos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38">
          <table:table-cell office:value-type="string" calcext:value-type="string">
            <text:p>Gerente 25(contra)</text:p>
          </table:table-cell>
          <table:table-cell office:value-type="string" calcext:value-type="string">
            <text:p>Tras recuperar el balón</text:p>
            <text:p>Salvo parada AT y DF</text:p>
            <text:p>Foco MC +0,5% por</text:p>
            <text:p>15 segundos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45">
          <table:table-cell office:value-type="string" calcext:value-type="string">
            <text:p>Gerente 26(contra)</text:p>
          </table:table-cell>
          <table:table-cell office:value-type="string" calcext:value-type="string">
            <text:p>Al recuperar el balón</text:p>
            <text:p>Salvo parada, AT y DF</text:p>
            <text:p>Foco DF +0,5% por</text:p>
            <text:p>15 segundos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46">
          <table:table-cell office:value-type="string" calcext:value-type="string">
            <text:p>Gerente 27(contra)</text:p>
          </table:table-cell>
          <table:table-cell office:value-type="string" calcext:value-type="string">
            <text:p>Tras recuperar el balón</text:p>
            <text:p>Salvo parada, PP </text:p>
            <text:p>+1,5% por </text:p>
            <text:p>15 segundos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44">
          <table:table-cell office:value-type="string" calcext:value-type="string">
            <text:p>Gerente 28(contra)</text:p>
          </table:table-cell>
          <table:table-cell office:value-type="string" calcext:value-type="string">
            <text:p>Tras recuperar el balón</text:p>
            <text:p>Salvo parada, AT y DF</text:p>
            <text:p>Bruto del equipo +1,5%</text:p>
            <text:p>Por 15 segundos</text:p>
          </table:table-cell>
          <table:table-cell office:value-type="string" calcext:value-type="string">
            <text:p>Dragones de fuego</text:p>
            <text:p>Veteranos Inazuma</text:p>
            <text:p>Épsilon</text:p>
            <text:p>Caballeros templarios</text:p>
            <text:p>Revolucionarios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8"/>
        </table:table-row>
        <table:table-row table:style-name="ro46">
          <table:table-cell office:value-type="string" calcext:value-type="string">
            <text:p>Gerente 29(afinidad)</text:p>
          </table:table-cell>
          <table:table-cell office:value-type="string" calcext:value-type="string">
            <text:p>Tras un pase, vínculo</text:p>
            <text:p>Equipo +1,5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7">
          <table:table-cell office:value-type="string" calcext:value-type="string">
            <text:p>Gerente 30(afinidad)</text:p>
          </table:table-cell>
          <table:table-cell office:value-type="string" calcext:value-type="string">
            <text:p>Cuando vínculo es 20%</text:p>
            <text:p>O más, AT y DF disputa</text:p>
            <text:p>Equipo +3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2">
          <table:table-cell office:value-type="string" calcext:value-type="string">
            <text:p>Gerente 31(afinidad)</text:p>
          </table:table-cell>
          <table:table-cell office:value-type="string" calcext:value-type="string">
            <text:p>Cuando vínculo es 20%</text:p>
            <text:p>O más tiro directo</text:p>
            <text:p>Equipo +1%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8">
          <table:table-cell office:value-type="string" calcext:value-type="string">
            <text:p>Gerente 32(afinidad)</text:p>
          </table:table-cell>
          <table:table-cell office:value-type="string" calcext:value-type="string">
            <text:p>Tras perder un duelo </text:p>
            <text:p>Pérdida de afinidad</text:p>
            <text:p>Equipo -3% por 10 </text:p>
            <text:p>Segundos</text:p>
          </table:table-cell>
          <table:table-cell office:value-type="string" calcext:value-type="string">
            <text:p>Kirkwood</text:p>
            <text:p>Mary times</text:p>
            <text:p>Los emperadores</text:p>
            <text:p>Vía láctea</text:p>
            <text:p>Dragon link</text:p>
            <text:p>Cascada perfect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7"/>
        </table:table-row>
        <table:table-row table:style-name="ro40">
          <table:table-cell office:value-type="string" calcext:value-type="string">
            <text:p>Gerente 33(falta)</text:p>
          </table:table-cell>
          <table:table-cell office:value-type="string" calcext:value-type="string">
            <text:p>Probabilidad de falta</text:p>
            <text:p>Equipo -0,5% en </text:p>
            <text:p>Sprints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49">
          <table:table-cell office:value-type="string" calcext:value-type="string">
            <text:p>Gerente 34(falta)</text:p>
          </table:table-cell>
          <table:table-cell office:value-type="string" calcext:value-type="string">
            <text:p>Probabilidad de falta </text:p>
            <text:p>Equipo -0,5%</text:p>
            <text:p>Fuera del área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0">
          <table:table-cell office:value-type="string" calcext:value-type="string">
            <text:p>Gerente 35(falta)</text:p>
          </table:table-cell>
          <table:table-cell office:value-type="string" calcext:value-type="string">
            <text:p>Tras empujar en sprint</text:p>
            <text:p>Tensión +0,5%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1">
          <table:table-cell office:value-type="string" calcext:value-type="string">
            <text:p>Gerente 36(falta)</text:p>
          </table:table-cell>
          <table:table-cell office:value-type="string" calcext:value-type="string">
            <text:p>Tras empujar en sprint</text:p>
            <text:p>AT y DF bruto</text:p>
            <text:p>Equipo +1,5%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0">
          <table:table-cell office:value-type="string" calcext:value-type="string">
            <text:p>Gerente 37(falta)</text:p>
          </table:table-cell>
          <table:table-cell office:value-type="string" calcext:value-type="string">
            <text:p>Tras empujar en sprint</text:p>
            <text:p>Vínculo +3,5%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2">
          <table:table-cell office:value-type="string" calcext:value-type="string">
            <text:p>Gerente 38(justicia)</text:p>
          </table:table-cell>
          <table:table-cell office:value-type="string" calcext:value-type="string">
            <text:p>Cuando un rival comete</text:p>
            <text:p>Falta vínculo +1,5%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3">
          <table:table-cell office:value-type="string" calcext:value-type="string">
            <text:p>Gerente 39(justicia)</text:p>
          </table:table-cell>
          <table:table-cell office:value-type="string" calcext:value-type="string">
            <text:p>Hasta cometer una falta</text:p>
            <text:p>DF muro equipo +0,5%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4">
          <table:table-cell office:value-type="string" calcext:value-type="string">
            <text:p>Gerente 40(justicia)</text:p>
          </table:table-cell>
          <table:table-cell office:value-type="string" calcext:value-type="string">
            <text:p>Hasta cometer una falta</text:p>
            <text:p>AT y DF equipo +0,5%</text:p>
          </table:table-cell>
          <table:table-cell office:value-type="string" calcext:value-type="string">
            <text:p>Polvo de diamantes</text:p>
            <text:p>Orfeo</text:p>
            <text:p>Cala pirata</text:p>
            <text:p>Gar</text:p>
            <text:p>Protocolo omeg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9"/>
        </table:table-row>
        <table:table-row table:style-name="ro50">
          <table:table-cell office:value-type="string" calcext:value-type="string">
            <text:p>Gerente 41</text:p>
          </table:table-cell>
          <table:table-cell office:value-type="string" calcext:value-type="string">
            <text:p>Tiro +1% jugadores</text:p>
            <text:p>Mism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38">
          <table:table-cell office:value-type="string" calcext:value-type="string">
            <text:p>Gerente 42</text:p>
          </table:table-cell>
          <table:table-cell office:value-type="string" calcext:value-type="string">
            <text:p>Foco +1% jugadores</text:p>
            <text:p>Mism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55">
          <table:table-cell office:value-type="string" calcext:value-type="string">
            <text:p>Gerente 43</text:p>
          </table:table-cell>
          <table:table-cell office:value-type="string" calcext:value-type="string">
            <text:p>Disputa +2% jugadores</text:p>
            <text:p>Mism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35">
          <table:table-cell office:value-type="string" calcext:value-type="string">
            <text:p>Gerente 44</text:p>
          </table:table-cell>
          <table:table-cell office:value-type="string" calcext:value-type="string">
            <text:p>DF muro +1% jugadores</text:p>
            <text:p>Mism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38">
          <table:table-cell office:value-type="string" calcext:value-type="string">
            <text:p>Gerente 45</text:p>
          </table:table-cell>
          <table:table-cell office:value-type="string" calcext:value-type="string">
            <text:p>Tiro +1% jugadores</text:p>
            <text:p>Distintos elementos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56">
          <table:table-cell office:value-type="string" calcext:value-type="string">
            <text:p>Gerente 46</text:p>
          </table:table-cell>
          <table:table-cell office:value-type="string" calcext:value-type="string">
            <text:p>Foco +1% jugadores</text:p>
            <text:p>Distintos elementos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37">
          <table:table-cell office:value-type="string" calcext:value-type="string">
            <text:p>Gerente 47</text:p>
          </table:table-cell>
          <table:table-cell office:value-type="string" calcext:value-type="string">
            <text:p>Disputa +2% jugadores</text:p>
            <text:p>Distintos elementos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57">
          <table:table-cell office:value-type="string" calcext:value-type="string">
            <text:p>Gerente 48</text:p>
          </table:table-cell>
          <table:table-cell office:value-type="string" calcext:value-type="string">
            <text:p>DF muro +1% jugadores</text:p>
            <text:p>Distintos elementos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58">
          <table:table-cell office:value-type="string" calcext:value-type="string">
            <text:p>Gerente 49</text:p>
          </table:table-cell>
          <table:table-cell office:value-type="string" calcext:value-type="string">
            <text:p>Foco equipo +1% en </text:p>
            <text:p>Propio camp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59">
          <table:table-cell office:value-type="string" calcext:value-type="string">
            <text:p>Gerente 50</text:p>
          </table:table-cell>
          <table:table-cell office:value-type="string" calcext:value-type="string">
            <text:p>Foco equipo +1% en </text:p>
            <text:p>Campo contrari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CRÉDITOS A NEKLIOZ POR </text:p>
            <text:p>MONTAR EL BOT</text:p>
          </table:table-cell>
          <table:table-cell/>
        </table:table-row>
        <table:table-row table:style-name="ro40">
          <table:table-cell office:value-type="string" calcext:value-type="string">
            <text:p>Entrenador 1</text:p>
          </table:table-cell>
          <table:table-cell office:value-type="string" calcext:value-type="string">
            <text:p>AT tiro +1,5% jugadores</text:p>
            <text:p>Mismo 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60">
          <table:table-cell office:value-type="string" calcext:value-type="string">
            <text:p>Entrenador 2</text:p>
          </table:table-cell>
          <table:table-cell office:value-type="string" calcext:value-type="string">
            <text:p>AT y DF foco +0,5%</text:p>
            <text:p>Jugadores mismo</text:p>
            <text:p>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61">
          <table:table-cell office:value-type="string" calcext:value-type="string">
            <text:p>Entrenador 3</text:p>
          </table:table-cell>
          <table:table-cell office:value-type="string" calcext:value-type="string">
            <text:p>AT y DF disputa +5%</text:p>
            <text:p>Jugadores mismo 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37">
          <table:table-cell office:value-type="string" calcext:value-type="string">
            <text:p>Entrenador 4</text:p>
          </table:table-cell>
          <table:table-cell office:value-type="string" calcext:value-type="string">
            <text:p>DF muro +1,5% </text:p>
            <text:p>Jugadores mismo</text:p>
            <text:p> 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46">
          <table:table-cell office:value-type="string" calcext:value-type="string">
            <text:p>Entrenador 5</text:p>
          </table:table-cell>
          <table:table-cell office:value-type="string" calcext:value-type="string">
            <text:p>AT tiro +1,5% jugadores</text:p>
            <text:p>Diferente 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62">
          <table:table-cell office:value-type="string" calcext:value-type="string">
            <text:p>Entrenador 6</text:p>
          </table:table-cell>
          <table:table-cell office:value-type="string" calcext:value-type="string">
            <text:p>AT y DF foco +0,5%</text:p>
            <text:p>Jugadores elementos</text:p>
            <text:p>Diferentes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63">
          <table:table-cell office:value-type="string" calcext:value-type="string">
            <text:p>Entrenador 7</text:p>
          </table:table-cell>
          <table:table-cell office:value-type="string" calcext:value-type="string">
            <text:p>AT y DF disputa +5%</text:p>
            <text:p>Jugadores diferente </text:p>
            <text:p>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64">
          <table:table-cell office:value-type="string" calcext:value-type="string">
            <text:p>Entrenador 8</text:p>
          </table:table-cell>
          <table:table-cell office:value-type="string" calcext:value-type="string">
            <text:p>DF muro +1,5% jugadores</text:p>
            <text:p>Diferente elemento</text:p>
          </table:table-cell>
          <table:table-cell office:value-type="string" calcext:value-type="string">
            <text:p>Occult</text:p>
            <text:p>Kirkwood</text:p>
            <text:p>Tormenta de Géminis</text:p>
            <text:p>Emperadores oscuros</text:p>
            <text:p>Os Reis</text:p>
            <text:p>Ira de Imagawa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8"/>
        </table:table-row>
        <table:table-row table:style-name="ro65">
          <table:table-cell office:value-type="string" calcext:value-type="string">
            <text:p>Entrenador 9</text:p>
          </table:table-cell>
          <table:table-cell office:value-type="string" calcext:value-type="string">
            <text:p>AT y DF foco(equipo)</text:p>
            <text:p>+0,5 % En campo propio 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66">
          <table:table-cell office:value-type="string" calcext:value-type="string">
            <text:p>Entrenador 10</text:p>
          </table:table-cell>
          <table:table-cell office:value-type="string" calcext:value-type="string">
            <text:p>AT y DF foco(equipo) </text:p>
            <text:p>+0,5% en campo rival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64">
          <table:table-cell office:value-type="string" calcext:value-type="string">
            <text:p>Entrenador 11</text:p>
          </table:table-cell>
          <table:table-cell office:value-type="string" calcext:value-type="string">
            <text:p>AT y DF foco(equipo) </text:p>
            <text:p>+0,5% fuera del área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67">
          <table:table-cell office:value-type="string" calcext:value-type="string">
            <text:p>Entrenador 12</text:p>
          </table:table-cell>
          <table:table-cell office:value-type="string" calcext:value-type="string">
            <text:p>Al cambiar, AT del </text:p>
            <text:p>Jugador que entra</text:p>
            <text:p>+4% por 15 segundos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68">
          <table:table-cell office:value-type="string" calcext:value-type="string">
            <text:p>Entrenador 13</text:p>
          </table:table-cell>
          <table:table-cell office:value-type="string" calcext:value-type="string">
            <text:p>Al cambiar, DF del </text:p>
            <text:p>Jugador que entra </text:p>
            <text:p>+4% por 15 segundos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69">
          <table:table-cell office:value-type="string" calcext:value-type="string">
            <text:p>Entrenador 14</text:p>
          </table:table-cell>
          <table:table-cell office:value-type="string" calcext:value-type="string">
            <text:p>Tiempo de recarga de </text:p>
            <text:p>Tácticas especiales </text:p>
            <text:p>Propias -2,5%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70">
          <table:table-cell office:value-type="string" calcext:value-type="string">
            <text:p>Entrenador 15</text:p>
          </table:table-cell>
          <table:table-cell office:value-type="string" calcext:value-type="string">
            <text:p>Durante primera mitad</text:p>
            <text:p>AT equipo +1,5%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71">
          <table:table-cell office:value-type="string" calcext:value-type="string">
            <text:p>Entrenador 16</text:p>
          </table:table-cell>
          <table:table-cell office:value-type="string" calcext:value-type="string">
            <text:p>Durante segunda mitad</text:p>
            <text:p>DF equipo +1,5%</text:p>
          </table:table-cell>
          <table:table-cell office:value-type="string" calcext:value-type="string">
            <text:p>Royal Redux</text:p>
            <text:p>Otaku</text:p>
            <text:p>Leones del desierto</text:p>
            <text:p>Segundo equipo Raimon</text:p>
            <text:p>Zero</text:p>
            <text:p>Zanark domain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19"/>
        </table:table-row>
        <table:table-row table:style-name="ro72">
          <table:table-cell office:value-type="string" calcext:value-type="string">
            <text:p>Entrenador 17(brecha)</text:p>
          </table:table-cell>
          <table:table-cell office:value-type="string" calcext:value-type="string">
            <text:p>Tasa brecha equipo </text:p>
            <text:p>+1,5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38">
          <table:table-cell office:value-type="string" calcext:value-type="string">
            <text:p>Entrenador 18(brecha)</text:p>
          </table:table-cell>
          <table:table-cell office:value-type="string" calcext:value-type="string">
            <text:p>Cuando el marcador</text:p>
            <text:p>Está igualado o en </text:p>
            <text:p>Desventaja tasa de </text:p>
            <text:p>Brecha +2,5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58">
          <table:table-cell office:value-type="string" calcext:value-type="string">
            <text:p>Entrenador 19(brecha)</text:p>
          </table:table-cell>
          <table:table-cell office:value-type="string" calcext:value-type="string">
            <text:p>Cuando la tasa de brecha </text:p>
            <text:p>Es 15% o más</text:p>
            <text:p>Tasa de penetración de </text:p>
            <text:p>Muro de equipo +4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73">
          <table:table-cell office:value-type="string" calcext:value-type="string">
            <text:p>Entrenador 20(brecha)</text:p>
          </table:table-cell>
          <table:table-cell office:value-type="string" calcext:value-type="string">
            <text:p>Coste de tensión de </text:p>
            <text:p>Brecha -4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53">
          <table:table-cell office:value-type="string" calcext:value-type="string">
            <text:p>Entrenador 21(tensión)</text:p>
          </table:table-cell>
          <table:table-cell office:value-type="string" calcext:value-type="string">
            <text:p>Al ganar en foco o disputa</text:p>
            <text:p>Tensión +5%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74">
          <table:table-cell office:value-type="string" calcext:value-type="string">
            <text:p>Entrenador 22(tensión)</text:p>
          </table:table-cell>
          <table:table-cell office:value-type="string" calcext:value-type="string">
            <text:p>Cuando la tensión </text:p>
            <text:p>Es 50% o más</text:p>
            <text:p>AT y DF equipo +1,5%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75">
          <table:table-cell office:value-type="string" calcext:value-type="string">
            <text:p>Entrenador 23(tensión)</text:p>
          </table:table-cell>
          <table:table-cell office:value-type="string" calcext:value-type="string">
            <text:p>Cuando la tensión es </text:p>
            <text:p>100%, AT tiro equipo +5%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66">
          <table:table-cell office:value-type="string" calcext:value-type="string">
            <text:p>Entrenador 24(contra)</text:p>
          </table:table-cell>
          <table:table-cell office:value-type="string" calcext:value-type="string">
            <text:p>Tras recuperar el balón</text:p>
            <text:p>Salvo parada AT tiro</text:p>
            <text:p>Equipo +4% por 15 </text:p>
            <text:p>Segundos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76">
          <table:table-cell office:value-type="string" calcext:value-type="string">
            <text:p>Entrenador 25(contra)</text:p>
          </table:table-cell>
          <table:table-cell office:value-type="string" calcext:value-type="string">
            <text:p><text:span text:style-name="T1">Tras recuperar el balón</text:span></text:p>
            <text:p><text:span text:style-name="T1">Salvo parada AT y DF </text:span></text:p>
            <text:p><text:span text:style-name="T1">Foco MC +1,5% por 15s</text:span>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77">
          <table:table-cell office:value-type="string" calcext:value-type="string">
            <text:p>Entrenador 26(contra)</text:p>
          </table:table-cell>
          <table:table-cell office:value-type="string" calcext:value-type="string">
            <text:p><text:span text:style-name="T1">Tras recuperar el balón</text:span></text:p>
            <text:p><text:span text:style-name="T1">Salvo parada AT y DF </text:span></text:p>
            <text:p><text:span text:style-name="T1">Foco DF +1,5% por 15s</text:span>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56">
          <table:table-cell office:value-type="string" calcext:value-type="string">
            <text:p>Entrenador 27(contra)</text:p>
          </table:table-cell>
          <table:table-cell office:value-type="string" calcext:value-type="string">
            <text:p><text:span text:style-name="T1">Tras recuperar el balón</text:span></text:p>
            <text:p><text:span text:style-name="T1">Salvo parada PP +5% por</text:span></text:p>
            <text:p><text:span text:style-name="T1">15 segundos</text:span>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78">
          <table:table-cell office:value-type="string" calcext:value-type="string">
            <text:p>Entrenador 28(contra)</text:p>
          </table:table-cell>
          <table:table-cell office:value-type="string" calcext:value-type="string">
            <text:p><text:span text:style-name="T1">Tras recuperar el balón</text:span></text:p>
            <text:p><text:span text:style-name="T1">Salvo parada AT y DF</text:span></text:p>
            <text:p><text:span text:style-name="T1">Ataque duro equipo +5%</text:span></text:p>
            <text:p><text:span text:style-name="T1">Durante 15 segundos</text:span></text:p>
          </table:table-cell>
          <table:table-cell office:value-type="string" calcext:value-type="string">
            <text:p>Shuriken</text:p>
            <text:p>Inazuma kids FC</text:p>
            <text:p>Fauxshore</text:p>
            <text:p>Knights of queen</text:p>
            <text:p>Universal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1"/>
        </table:table-row>
        <table:table-row table:style-name="ro79">
          <table:table-cell office:value-type="string" calcext:value-type="string">
            <text:p>Entrenador 29(afinidad)</text:p>
          </table:table-cell>
          <table:table-cell office:value-type="string" calcext:value-type="string">
            <text:p>Tras un pase, afinidad </text:p>
            <text:p>+5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67">
          <table:table-cell office:value-type="string" calcext:value-type="string">
            <text:p>Entrenador 30(afinidad)</text:p>
          </table:table-cell>
          <table:table-cell office:value-type="string" calcext:value-type="string">
            <text:p>Cuando vínculo es 20% o </text:p>
            <text:p>Más, AT y DF disputa </text:p>
            <text:p>Equipo +10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37">
          <table:table-cell office:value-type="string" calcext:value-type="string">
            <text:p>Entrenador 31(afinidad)</text:p>
          </table:table-cell>
          <table:table-cell office:value-type="string" calcext:value-type="string">
            <text:p>Cuando vínculo es 20% o </text:p>
            <text:p>Más, tiro equipo +4%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CRÉDITOS A NEKLIOZ POR </text:p>
            <text:p>MONTAR EL BOT</text:p>
          </table:table-cell>
          <table:table-cell table:style-name="ce20"/>
        </table:table-row>
        <table:table-row table:style-name="ro31">
          <table:table-cell office:value-type="string" calcext:value-type="string">
            <text:p>Entrenador 32(afinidad)</text:p>
          </table:table-cell>
          <table:table-cell office:value-type="string" calcext:value-type="string">
            <text:p>Tras perder un duelo </text:p>
            <text:p>Pérdida vínculo -10% </text:p>
            <text:p>Por 10 segundos</text:p>
          </table:table-cell>
          <table:table-cell office:value-type="string" calcext:value-type="string">
            <text:p>Zeus</text:p>
            <text:p>Unicorn</text:p>
            <text:p>Poderosa Fe</text:p>
            <text:p>Zan</text:p>
            <text:p>Épsilon plus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0"/>
        </table:table-row>
        <table:table-row table:style-name="ro80">
          <table:table-cell office:value-type="string" calcext:value-type="string">
            <text:p>Entrenador 33(falta)</text:p>
          </table:table-cell>
          <table:table-cell office:value-type="string" calcext:value-type="string">
            <text:p>Probabilidad de falta</text:p>
            <text:p>En sprints -2,5%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75">
          <table:table-cell office:value-type="string" calcext:value-type="string">
            <text:p>Entrenador 34(falta)</text:p>
          </table:table-cell>
          <table:table-cell office:value-type="string" calcext:value-type="string">
            <text:p>Probabilidad de falta </text:p>
            <text:p>-2,5% fuera del área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81">
          <table:table-cell office:value-type="string" calcext:value-type="string">
            <text:p>Entrenador 35(falta)</text:p>
          </table:table-cell>
          <table:table-cell office:value-type="string" calcext:value-type="string">
            <text:p>Tras empujar en sprint</text:p>
            <text:p>Tensión +1,5%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46">
          <table:table-cell office:value-type="string" calcext:value-type="string">
            <text:p>Entrenador 36(falta)</text:p>
          </table:table-cell>
          <table:table-cell office:value-type="string" calcext:value-type="string">
            <text:p>Tras empujar en sprint</text:p>
            <text:p>AT y DF duro equipo </text:p>
            <text:p>+5%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30">
          <table:table-cell office:value-type="string" calcext:value-type="string">
            <text:p>Entrenador 37(falta)</text:p>
          </table:table-cell>
          <table:table-cell office:value-type="string" calcext:value-type="string">
            <text:p>Tras empujar en sprint</text:p>
            <text:p>Afinidad +10% 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59">
          <table:table-cell office:value-type="string" calcext:value-type="string">
            <text:p>Entrenador 38(justicia)</text:p>
          </table:table-cell>
          <table:table-cell office:value-type="string" calcext:value-type="string">
            <text:p>Cuando el rival comete</text:p>
            <text:p>Una falta potencia</text:p>
            <text:p>Vínculo +4%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74">
          <table:table-cell office:value-type="string" calcext:value-type="string">
            <text:p>Entrenador 39(justicia)</text:p>
          </table:table-cell>
          <table:table-cell office:value-type="string" calcext:value-type="string">
            <text:p>Hasta cometer una falta</text:p>
            <text:p>DF muro equipo +1,5%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59">
          <table:table-cell office:value-type="string" calcext:value-type="string">
            <text:p>Entrenador 40(justicia)</text:p>
          </table:table-cell>
          <table:table-cell office:value-type="string" calcext:value-type="string">
            <text:p>Hasta cometer una falta</text:p>
            <text:p>AT y DF equipo +1,5%</text:p>
          </table:table-cell>
          <table:table-cell office:value-type="string" calcext:value-type="string">
            <text:p>Raimon</text:p>
            <text:p>Servicio secreto</text:p>
            <text:p>Sky team</text:p>
            <text:p>Edad dorada</text:p>
            <text:p>Ragnah</text:p>
            <text:p>Unión de Japón (?)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 table:style-name="ce22"/>
        </table:table-row>
        <table:table-row table:style-name="ro49">
          <table:table-cell office:value-type="string" calcext:value-type="string">
            <text:p>Entrenador 41</text:p>
          </table:table-cell>
          <table:table-cell office:value-type="string" calcext:value-type="string">
            <text:p>AT tiro +6% jugadores</text:p>
            <text:p>Mism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31">
          <table:table-cell office:value-type="string" calcext:value-type="string">
            <text:p>Entrenador 42</text:p>
          </table:table-cell>
          <table:table-cell office:value-type="string" calcext:value-type="string">
            <text:p>Foco +3% jugadores</text:p>
            <text:p>Mism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51">
          <table:table-cell office:value-type="string" calcext:value-type="string">
            <text:p>Entrenador 43</text:p>
          </table:table-cell>
          <table:table-cell office:value-type="string" calcext:value-type="string">
            <text:p>AT tiro +6% jugadores</text:p>
            <text:p>Distint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44">
          <table:table-cell office:value-type="string" calcext:value-type="string">
            <text:p>Entrenador 44</text:p>
          </table:table-cell>
          <table:table-cell office:value-type="string" calcext:value-type="string">
            <text:p>Foco +3% jugadores </text:p>
            <text:p>Distinto element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82">
          <table:table-cell office:value-type="string" calcext:value-type="string">
            <text:p>Entrenador 45</text:p>
          </table:table-cell>
          <table:table-cell office:value-type="string" calcext:value-type="string">
            <text:p>Foco equipo +3% </text:p>
            <text:p>En propio camp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30">
          <table:table-cell office:value-type="string" calcext:value-type="string">
            <text:p>Entrenador 46</text:p>
          </table:table-cell>
          <table:table-cell office:value-type="string" calcext:value-type="string">
            <text:p>Foco equipo +3% en </text:p>
            <text:p>Campo enemigo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82">
          <table:table-cell office:value-type="string" calcext:value-type="string">
            <text:p>Entrenador 47</text:p>
          </table:table-cell>
          <table:table-cell office:value-type="string" calcext:value-type="string">
            <text:p>Tras sustitución </text:p>
            <text:p>AT jugador cambiado +25%</text:p>
            <text:p>Por 15 segundos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83">
          <table:table-cell office:value-type="string" calcext:value-type="string">
            <text:p>Entrenador 48</text:p>
          </table:table-cell>
          <table:table-cell office:value-type="string" calcext:value-type="string">
            <text:p>Tras sustitución</text:p>
            <text:p>DF jugador cambiado +25%</text:p>
            <text:p>Por 15 segundos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84">
          <table:table-cell office:value-type="string" calcext:value-type="string">
            <text:p>Entrenador 49</text:p>
          </table:table-cell>
          <table:table-cell office:value-type="string" calcext:value-type="string">
            <text:p>Tiempo de recarga de</text:p>
            <text:p>Tácticas especiales -9%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  <table:table-row table:style-name="ro85">
          <table:table-cell office:value-type="string" calcext:value-type="string">
            <text:p>Entrenador 50</text:p>
          </table:table-cell>
          <table:table-cell office:value-type="string" calcext:value-type="string">
            <text:p>Durante primera mitad AT </text:p>
            <text:p>Equipo +6%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<text:span text:style-name="T1">CRÉDITOS A NEKLIOZ POR </text:span></text:p>
            <text:p><text:span text:style-name="T1">MONTAR EL BOT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2:41:58.814272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21:07:52.800236000</meta:creation-date>
    <dc:date>2025-12-10T13:46:43.382168600</dc:date>
    <meta:editing-duration>PT19M28S</meta:editing-duration>
    <meta:editing-cycles>4</meta:editing-cycles>
    <meta:generator>LibreOffice/25.2.7.2$Windows_X86_64 LibreOffice_project/5cbfd1ab6520636bb5f7b99185aa69bd7456825d</meta:generator>
    <meta:document-statistic meta:table-count="1" meta:cell-count="553" meta:object-count="0"/>
  </office:meta>
</office:document-meta>
</file>